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Sto Ith" svg:font-family="'Sto I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style:font-name="Sto It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to-ith Font and Def:</text:p>
      <text:p text:style-name="Preformatted_20_Text"><text:s/></text:p>
      <text:p text:style-name="Preformatted_20_Text">euc = <text:span text:style-name="T1">EUC</text:span></text:p>
      <text:p text:style-name="Preformatted_20_Text">Definition: (n.) a genderneutral person</text:p>
      <text:p text:style-name="Preformatted_20_Text">Class: NounII</text:p>
      <text:p text:style-name="Preformatted_20_Text"/>
      <text:p text:style-name="Preformatted_20_Text"><text:s/></text:p>
      <text:p text:style-name="Preformatted_20_Text">daw = <text:span text:style-name="T1">DW</text:span></text:p>
      <text:p text:style-name="Preformatted_20_Text">Definition: (n.) god; the sun; the creator</text:p>
      <text:p text:style-name="Preformatted_20_Text">Class: NounI</text:p>
      <text:p text:style-name="Preformatted_20_Text"/>
      <text:p text:style-name="Preformatted_20_Text"><text:s/></text:p>
      <text:p text:style-name="Preformatted_20_Text">i:i = <text:span text:style-name="T1">Y</text:span></text:p>
      <text:p text:style-name="Preformatted_20_Text">Definition: (n.) a pearl; a holy gift</text:p>
      <text:p text:style-name="Preformatted_20_Text">Class: NounI</text:p>
      <text:p text:style-name="Preformatted_20_Text"><text:s/></text:p>
      <text:p text:style-name="Preformatted_20_Text"/>
      <text:p text:style-name="Preformatted_20_Text">gox = <text:span text:style-name="T1">GOX</text:span></text:p>
      <text:p text:style-name="Preformatted_20_Text">Definition: (n.) dog; any four legged furry animal (implying house domestication)</text:p>
      <text:p text:style-name="Preformatted_20_Text">Class: NounII</text:p>
      <text:p text:style-name="Preformatted_20_Text"/>
      <text:p text:style-name="Preformatted_20_Text"><text:s/></text:p>
      <text:p text:style-name="Preformatted_20_Text">tantik = <text:span text:style-name="T1">TANTIK</text:span></text:p>
      <text:p text:style-name="Preformatted_20_Text">Definition: (n.) tall tree good for lumber; specifically giant sequoia</text:p>
      <text:p text:style-name="Preformatted_20_Text">Class: NounII</text:p>
      <text:p text:style-name="Preformatted_20_Text"/>
      <text:p text:style-name="Preformatted_20_Text"><text:s/></text:p>
      <text:p text:style-name="Preformatted_20_Text">e'awma = <text:span text:style-name="T1">E'WMA</text:span></text:p>
      <text:p text:style-name="Preformatted_20_Text">Definition: (n.) the moon; demon/satan</text:p>
      <text:p text:style-name="Preformatted_20_Text">Class: NounI</text:p>
      <text:p text:style-name="Preformatted_20_Text"/>
      <text:p text:style-name="Preformatted_20_Text"><text:s/></text:p>
      <text:p text:style-name="Preformatted_20_Text">va'ems = <text:span text:style-name="T1">VA'EMS</text:span></text:p>
      <text:p text:style-name="Preformatted_20_Text">Definition: (n.) black spider; hired hand</text:p>
      <text:p text:style-name="Preformatted_20_Text">Class: NounIV</text:p>
      <text:p text:style-name="Preformatted_20_Text"/>
      <text:p text:style-name="Preformatted_20_Text"><text:s/></text:p>
      <text:p text:style-name="Preformatted_20_Text">shooi:i = <text:span text:style-name="T1">QLY</text:span></text:p>
      <text:p text:style-name="Preformatted_20_Text">Definition: (n.) brown bat; enemy (against the state)</text:p>
      <text:p text:style-name="Preformatted_20_Text">Class: NounI</text:p>
      <text:p text:style-name="Preformatted_20_Text"/>
      <text:p text:style-name="Preformatted_20_Text"><text:s/></text:p>
      <text:p text:style-name="Preformatted_20_Text">i'sto'awth = <text:span text:style-name="T1">I'FO'W#</text:span></text:p>
      <text:p text:style-name="Preformatted_20_Text">Definition: (n.) a message (literally) carved in stone; a holy text; the language</text:p>
      <text:p text:style-name="Preformatted_20_Text">Class: NounIII</text:p>
      <text:p text:style-name="Preformatted_20_Text"/>
      <text:p text:style-name="Preformatted_20_Text"><text:s/></text:p>
      <text:p text:style-name="Preformatted_20_Text">zi'et = <text:span text:style-name="T1">ZI'ET</text:span></text:p>
      <text:p text:style-name="Preformatted_20_Text">Definition: (v.) to be</text:p>
      <text:p text:style-name="Preformatted_20_Text">Class: RegularVerb</text:p>
      <text:p text:style-name="Preformatted_20_Text"/>
      <text:p text:style-name="Preformatted_20_Text"><text:s/></text:p>
      <text:p text:style-name="Preformatted_20_Text">dawt = <text:span text:style-name="T1">DWT</text:span></text:p>
      <text:p text:style-name="Preformatted_20_Text">Definition: (v.) to worship</text:p>
      <text:p text:style-name="Preformatted_20_Text">Class: RegularVerb</text:p>
      <text:p text:style-name="Preformatted_20_Text"/>
      <text:p text:style-name="Preformatted_20_Text"><text:s/></text:p>
      <text:p text:style-name="Preformatted_20_Text"><text:soft-page-break/>poe'at = <text:span text:style-name="T1">POE'AT</text:span></text:p>
      <text:p text:style-name="Preformatted_20_Text">Definition: (v.) to kill; to murder</text:p>
      <text:p text:style-name="Preformatted_20_Text">Class: RegularVerb</text:p>
      <text:p text:style-name="Preformatted_20_Text"/>
      <text:p text:style-name="Preformatted_20_Text"><text:s/></text:p>
      <text:p text:style-name="Preformatted_20_Text">awmat = <text:span text:style-name="T1">WMAT</text:span></text:p>
      <text:p text:style-name="Preformatted_20_Text">Definition: (v.) to say truth; to reveal; to uncover/shine a light on</text:p>
      <text:p text:style-name="Preformatted_20_Text">Class: RegularVerb</text:p>
      <text:p text:style-name="Preformatted_20_Text"/>
      <text:p text:style-name="Preformatted_20_Text"><text:s/></text:p>
      <text:p text:style-name="Preformatted_20_Text">gawt = <text:span text:style-name="T1">GWT</text:span></text:p>
      <text:p text:style-name="Preformatted_20_Text">Definition: (v.) to help; to asist</text:p>
      <text:p text:style-name="Preformatted_20_Text">Class: RegularVerb</text:p>
      <text:p text:style-name="Preformatted_20_Text"/>
      <text:p text:style-name="Preformatted_20_Text"><text:s/></text:p>
      <text:p text:style-name="Preformatted_20_Text">mua = <text:span text:style-name="T1">MUA</text:span></text:p>
      <text:p text:style-name="Preformatted_20_Text">Definition: (n.) jealousy</text:p>
      <text:p text:style-name="Preformatted_20_Text">Class: NounI</text:p>
      <text:p text:style-name="Preformatted_20_Text"/>
      <text:p text:style-name="Preformatted_20_Text"><text:s/></text:p>
      <text:p text:style-name="Preformatted_20_Text">poi:i = <text:span text:style-name="T1">POY</text:span></text:p>
      <text:p text:style-name="Preformatted_20_Text">Definition: (n.) light</text:p>
      <text:p text:style-name="Preformatted_20_Text">Class: NounI</text:p>
      <text:p text:style-name="Preformatted_20_Text"/>
      <text:p text:style-name="Preformatted_20_Text"><text:s/></text:p>
      <text:p text:style-name="Preformatted_20_Text">i'est = <text:span text:style-name="T1">I'EF</text:span></text:p>
      <text:p text:style-name="Preformatted_20_Text">Definition: (n.) a stone; a stone good for building</text:p>
      <text:p text:style-name="Preformatted_20_Text">Class: NounIII; Inanimate Objects of Higher Value</text:p>
      <text:p text:style-name="Preformatted_20_Text"/>
      <text:p text:style-name="Preformatted_20_Text"><text:s/></text:p>
      <text:p text:style-name="Preformatted_20_Text">thi'cawt = <text:span text:style-name="T1">#I'CWT</text:span></text:p>
      <text:p text:style-name="Preformatted_20_Text">Definition: (v.) to welcome</text:p>
      <text:p text:style-name="Preformatted_20_Text">Class: RegularVerb; verb</text:p>
      <text:p text:style-name="Preformatted_20_Text"><text:s/></text:p>
      <text:p text:style-name="Preformatted_20_Text">de'staw = <text:span text:style-name="T1">DE'FW</text:span></text:p>
      <text:p text:style-name="Preformatted_20_Text">Definition: (N.) the Architect</text:p>
      <text:p text:style-name="Preformatted_20_Text">Class: NounI; Humans &amp; Their Th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Sto Ith" svg:font-family="'Sto I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9T20:49:26.764282771</dc:date>
    <meta:editing-duration>PT3M27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2" meta:paragraph-count="77" meta:word-count="236" meta:character-count="1434" meta:non-whitespace-character-count="1237"/>
  </office:meta>
</office:document-meta>
</file>